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R', 'I', 'C', 'E', '@', 'H', 'E', 'A', 'T', 'I', 'N', 'G', 'P', 'A', 'D']," calcext:value-type="string">
            <text:p>['R', 'I', 'C', 'E', '@', 'H', 'E', 'A', 'T', 'I', 'N', 'G', 'P', 'A', 'D'],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U', 'R', 'A', 'L', '@', 'A', 'R', 'M', 'S', 'D', 'E', 'A', 'L', 'E', 'R']," calcext:value-type="string">
            <text:p>['U', 'R', 'A', 'L', '@', 'A', 'R', 'M', 'S', 'D', 'E', 'A', 'L', 'E', 'R'],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N', 'O', 'R', 'M', '@', 'T', 'R', 'I', 'O', 'S', 'O', 'N', 'A', 'T', 'A']," calcext:value-type="string">
            <text:p>['N', 'O', 'R', 'M', '@', 'T', 'R', 'I', 'O', 'S', 'O', 'N', 'A', 'T', 'A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E', 'N', 'D', 'O', '@', 'H', 'A', 'N', '@', '@', '@', 'T', 'I', 'N', 'Y']," calcext:value-type="string">
            <text:p>['E', 'N', 'D', 'O', '@', 'H', 'A', 'N', '@', '@', '@', 'T', 'I', 'N', 'Y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S', 'A', 'T', '@', '@', '@', 'N', 'O', 'D', 'A', 'L', '@', 'N', 'A', 'S']," calcext:value-type="string">
            <text:p>['S', 'A', 'T', '@', '@', '@', 'N', 'O', 'D', 'A', 'L', '@', 'N', 'A', 'S'],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C', 'L', 'A', 'N', '@', 'A', 'C', 'R', 'O', 'B', 'A', 'T', '@', '@', '@']," calcext:value-type="string">
            <text:p>['C', 'L', 'A', 'N', '@', 'A', 'C', 'R', 'O', 'B', 'A', 'T', '@', '@', '@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A', 'L', 'B', 'U', 'N', 'D', 'Y', '@', 'M', 'A', 'T', 'I', 'S', 'S', 'E']," calcext:value-type="string">
            <text:p>['A', 'L', 'B', 'U', 'N', 'D', 'Y', '@', 'M', 'A', 'T', 'I', 'S', 'S', 'E']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P', 'O', 'L', 'K', 'A', 'S', '@', '@', '@', 'S', 'H', 'E', 'E', 'N', 'S']," calcext:value-type="string">
            <text:p>['P', 'O', 'L', 'K', 'A', 'S', '@', '@', '@', 'S', 'H', 'E', 'E', 'N', 'S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E', 'Y', 'E', 'E', 'X', 'A', 'M', '@', 'P', 'E', 'E', 'R', 'S', 'A', 'T']," calcext:value-type="string">
            <text:p>['E', 'Y', 'E', 'E', 'X', 'A', 'M', '@', 'P', 'E', 'E', 'R', 'S', 'A', 'T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@', 'D', 'O', 'L', 'O', 'R', 'E', 'S', '@', 'S', 'A', 'G', 'A']," calcext:value-type="string">
            <text:p>['@', '@', '@', 'D', 'O', 'L', 'O', 'R', 'E', 'S', '@', 'S', 'A', 'G', 'A']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P', 'A', 'C', '@', 'S', 'E', 'D', 'E', 'R', '@', '@', '@', 'M', 'A', 'T']," calcext:value-type="string">
            <text:p>['P', 'A', 'C', '@', 'S', 'E', 'D', 'E', 'R', '@', '@', '@', 'M', 'A', 'T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S', 'P', 'I', 'T', '@', '@', '@', 'A', 'R', 'F', '@', 'S', 'E', 'R', 'E']," calcext:value-type="string">
            <text:p>['S', 'P', 'I', 'T', '@', '@', '@', 'A', 'R', 'F', '@', 'S', 'E', 'R', 'E'],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Y', 'O', 'G', 'A', 'S', 'T', 'U', 'D', 'I', 'O', '@', 'C', 'O', 'I', 'L']," calcext:value-type="string">
            <text:p>['Y', 'O', 'G', 'A', 'S', 'T', 'U', 'D', 'I', 'O', '@', 'C', 'O', 'I', 'L'],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C', 'L', 'A', 'W', 'H', 'A', 'M', 'M', 'E', 'R', '@', 'A', 'I', 'D', 'A']," calcext:value-type="string">
            <text:p>['C', 'L', 'A', 'W', 'H', 'A', 'M', 'M', 'E', 'R', '@', 'A', 'I', 'D', 'A'],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H', 'O', 'R', 'S', 'E', 'O', 'P', 'E', 'R', 'A', '@', 'B', 'L', 'E', 'W']," calcext:value-type="string">
            <text:p>['H', 'O', 'R', 'S', 'E', 'O', 'P', 'E', 'R', 'A', '@', 'B', 'L', 'E', 'W'],</text:p>
          </table:table-cell>
        </table:table-row>
      </table:table>
      <table:table table:name="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1', '2', '3', '4', '@', '5', '6', '7', '8', '9', '10', '11', '12', '13', '14']," calcext:value-type="string">
            <text:p>['1', '2', '3', '4', '@', '5', '6', '7', '8', '9', '10', '11', '12', '13', '14']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5', '', '', '', '@', '16', '', '', '', '', '', '', '', '', '']," calcext:value-type="string">
            <text:p>['15', '', '', '', '@', '16', '', '', '', '', '', '', '', '', ''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7', '', '', '', '@', '18', '', '', '', '', '', '', '', '', '']," calcext:value-type="string">
            <text:p>['17', '', '', '', '@', '18', '', '', '', '', '', '', '', '', '']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string" calcext:value-type="string">
            <text:p>@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19', '', '', '', '@', '20', '', '', '@', '@', '@', '21', '', '', '']," calcext:value-type="string">
            <text:p>['19', '', '', '', '@', '20', '', '', '@', '@', '@', '21', '', '', '']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3" office:value-type="string" calcext:value-type="string">
            <text:p>@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@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22', '', '', '@', '@', '@', '23', '', '24', '25', '26', '@', '27', '', '']," calcext:value-type="string">
            <text:p>['22', '', '', '@', '@', '@', '23', '', '24', '25', '26', '@', '27', '', '']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@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28', '', '', '29', '@', '30', '', '', '', '', '', '31', '@', '@', '@']," calcext:value-type="string">
            <text:p>['28', '', '', '29', '@', '30', '', '', '', '', '', '31', '@', '@', '@']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32', '', '', '', '33', '', '', '@', '34', '', '', '', '35', '36', '37']," calcext:value-type="string">
            <text:p>['32', '', '', '', '33', '', '', '@', '34', '', '', '', '35', '36', '37']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number-columns-repeated="3" office:value-type="string" calcext:value-type="string">
            <text:p>@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38', '', '', '', '', '', '@', '@', '@', '39', '', '', '', '', '']," calcext:value-type="string">
            <text:p>['38', '', '', '', '', '', '@', '@', '@', '39', '', '', '', '', '']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@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40', '', '', '', '', '', '41', '@', '42', '', '', '', '', '', '']," calcext:value-type="string">
            <text:p>['40', '', '', '', '', '', '41', '@', '42', '', '', '', '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@', '43', '', '', '', '44', '', '', '@', '45', '', '', '']," calcext:value-type="string">
            <text:p>['@', '@', '@', '43', '', '', '', '44', '', '', '@', '45', '', '', '']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@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number-columns-repeated="3" office:value-type="string" calcext:value-type="string">
            <text:p>@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46', '47', '48', '@', '49', '', '', '', '', '@', '@', '@', '50', '', '']," calcext:value-type="string">
            <text:p>['46', '47', '48', '@', '49', '', '', '', '', '@', '@', '@', '50', '', '']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@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@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51', '', '', '52', '@', '@', '@', '53', '', '54', '@', '55', '', '', '']," calcext:value-type="string">
            <text:p>['51', '', '', '52', '@', '@', '@', '53', '', '54', '@', '55', '', '', '']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56', '', '', '', '57', '58', '59', '', '', '', '@', '60', '', '', '']," calcext:value-type="string">
            <text:p>['56', '', '', '', '57', '58', '59', '', '', '', '@', '60', '', '', '']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  <table:table-cell office:value-type="string" calcext:value-type="string">
            <text:p>@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61', '', '', '', '', '', '', '', '', '', '@', '62', '', '', '']," calcext:value-type="string">
            <text:p>['61', '', '', '', '', '', '', '', '', '', '@', '62', '', '', '']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3', '', '', '', '', '', '', '', '', '', '@', '64', '', '', '']," calcext:value-type="string">
            <text:p>['63', '', '', '', '', '', '', '', '', '', '@', '64', '', '', ''],</text:p>
          </table:table-cell>
        </table:table-row>
      </table:table>
      <table:table table:name="Across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lden __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Golden __&quot;," calcext:value-type="string">
            <text:p>1: "Golden __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reness treatment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5: &quot;Soreness treatment&quot;," calcext:value-type="string">
            <text:p>5: "Soreness treatment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ussian region rich in minerals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15: &quot;Russian region rich in minerals&quot;," calcext:value-type="string">
            <text:p>15: "Russian region rich in minerals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rketeer in the 1016 film “War Dogs”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6: &quot;Marketeer in the 1016 film “War Dogs”&quot;," calcext:value-type="string">
            <text:p>16: "Marketeer in the 1016 film “War Dogs”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t’s to be expected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7: &quot;It’s to be expected&quot;," calcext:value-type="string">
            <text:p>17: "It’s to be expected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aroque chamber work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8: &quot;Baroque chamber work&quot;," calcext:value-type="string">
            <text:p>18: "Baroque chamber work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refix meaning “within”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9: &quot;Prefix meaning “within”&quot;," calcext:value-type="string">
            <text:p>19: "Prefix meaning “within”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olo on-screen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20: &quot;Solo on-screen&quot;," calcext:value-type="string">
            <text:p>20: "Solo on-screen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pithet for Tim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21: &quot;Epithet for Tim&quot;," calcext:value-type="string">
            <text:p>21: "Epithet for Tim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ttended to barking dogs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2: &quot;Attended to barking dogs&quot;," calcext:value-type="string">
            <text:p>22: "Attended to barking dogs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ump-related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3: &quot;Bump-related&quot;," calcext:value-type="string">
            <text:p>23: "Bump-related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“One time 4 your mind” rapper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7: &quot;“One time 4 your mind” rapper&quot;," calcext:value-type="string">
            <text:p>27: "“One time 4 your mind” rapper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ne may have its own tartan design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28: &quot;One may have its own tartan design&quot;," calcext:value-type="string">
            <text:p>28: "One may have its own tartan design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dobe creation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30: &quot;Adobe creation&quot;," calcext:value-type="string">
            <text:p>30: "Adobe creation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tcom shoe salesman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32: &quot;Sitcom shoe salesman&quot;," calcext:value-type="string">
            <text:p>32: "Sitcom shoe salesman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uvism pioneer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4: &quot;Fauvism pioneer&quot;," calcext:value-type="string">
            <text:p>34: "Fauvism pioneer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ively dances in duple time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8: &quot;Lively dances in duple time&quot;," calcext:value-type="string">
            <text:p>38: "Lively dances in duple time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usters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39: &quot;Lusters&quot;," calcext:value-type="string">
            <text:p>39: "Lusters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est involving reading letters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40: &quot;Test involving reading letters&quot;," calcext:value-type="string">
            <text:p>40: "Test involving reading letters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onsiders closely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42: &quot;Considers closely&quot;," calcext:value-type="string">
            <text:p>42: "Considers closely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he Cranberries vocalist O’Riordan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3: &quot;The Cranberries vocalist O’Riordan&quot;," calcext:value-type="string">
            <text:p>43: "The Cranberries vocalist O’Riordan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rilogy, often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45: &quot;Trilogy, often&quot;," calcext:value-type="string">
            <text:p>45: "Trilogy, often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uper __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46: &quot;Super __&quot;," calcext:value-type="string">
            <text:p>46: "Super __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eal involving charoseth, a symbolic fruit paste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49: &quot;Meal involving charoseth, a symbolic fruit paste&quot;," calcext:value-type="string">
            <text:p>49: "Meal involving charoseth, a symbolic fruit paste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ilent welcomer?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50: &quot;Silent welcomer?&quot;," calcext:value-type="string">
            <text:p>50: "Silent welcomer?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Narrow shore point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51: &quot;Narrow shore point&quot;," calcext:value-type="string">
            <text:p>51: "Narrow shore point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oxer’s statement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53: &quot;Boxer’s statement&quot;," calcext:value-type="string">
            <text:p>53: "Boxer’s statement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rought-stricken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55: &quot;Drought-stricken&quot;," calcext:value-type="string">
            <text:p>55: "Drought-stricken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lace with flexible classes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56: &quot;Place with flexible classes&quot;," calcext:value-type="string">
            <text:p>56: "Place with flexible classes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Get around?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60: &quot;Get around?&quot;," calcext:value-type="string">
            <text:p>60: "Get around?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rying aid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61: &quot;Prying aid&quot;," calcext:value-type="string">
            <text:p>61: "Prying aid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“Radames’ Letter” musical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62: &quot;“Radames’ Letter” musical&quot;," calcext:value-type="string">
            <text:p>62: "“Radames’ Letter” musical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ilm genre named for a supporting performer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63: &quot;Film genre named for a supporting performer&quot;," calcext:value-type="string">
            <text:p>63: "Film genre named for a supporting performer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Went like the wind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64: &quot;Went like the wind&quot;," calcext:value-type="string">
            <text:p>64: "Went like the wind",</text:p>
          </table:table-cell>
        </table:table-row>
      </table:table>
      <table:table table:name="Down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line role-playing game involving magical stones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Online role-playing game involving magical stones&quot;," calcext:value-type="string">
            <text:p>1: "Online role-playing game involving magical stones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eel for one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Steel for one&quot;," calcext:value-type="string">
            <text:p>2: "Steel for one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idge site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Bridge site&quot;," calcext:value-type="string">
            <text:p>3: "Bridge site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int in a Brat Pack title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Saint in a Brat Pack title&quot;," calcext:value-type="string">
            <text:p>4: "Saint in a Brat Pack title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ld ownership word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Old ownership word&quot;," calcext:value-type="string">
            <text:p>5: "Old ownership word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isjudgement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Misjudgement&quot;," calcext:value-type="string">
            <text:p>6: "Misjudgement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ey with all white notes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Key with all white notes&quot;," calcext:value-type="string">
            <text:p>7: "Key with all white notes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icken general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Chicken general&quot;," calcext:value-type="string">
            <text:p>8: "Chicken general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b coat attachments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Lab coat attachments&quot;," calcext:value-type="string">
            <text:p>9: "Lab coat attachments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“The Matrix” hero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“The Matrix” hero&quot;," calcext:value-type="string">
            <text:p>10: "“The Matrix” hero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omas Wolfe alter ego Eugene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Thomas Wolfe alter ego Eugene&quot;," calcext:value-type="string">
            <text:p>11: "Thomas Wolfe alter ego Eugene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agel choice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2: &quot;Bagel choice&quot;," calcext:value-type="string">
            <text:p>12: "Bagel choice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surance giant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3: &quot;Insurance giant&quot;," calcext:value-type="string">
            <text:p>13: "Insurance giant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orse-drawn wagons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4: &quot;Horse-drawn wagons&quot;," calcext:value-type="string">
            <text:p>14: "Horse-drawn wagons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bby title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24: &quot;Abby title&quot;," calcext:value-type="string">
            <text:p>24: "Abby title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umiliates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5: &quot;Humiliates&quot;," calcext:value-type="string">
            <text:p>25: "Humiliates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etal working tool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6: &quot;Metal working tool&quot;," calcext:value-type="string">
            <text:p>26: "Metal working tool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eated quickly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29: &quot;Heated quickly&quot;," calcext:value-type="string">
            <text:p>29: "Heated quickly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ertain agency goal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30: &quot;Certain agency goal&quot;," calcext:value-type="string">
            <text:p>30: "Certain agency goal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vels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31: &quot;Levels&quot;," calcext:value-type="string">
            <text:p>31: "Levels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reek island known for emery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33: &quot;Greek island known for emery&quot;," calcext:value-type="string">
            <text:p>33: "Greek island known for emery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ooking agent in some Indian cuisine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35: &quot;Cooking agent in some Indian cuisine&quot;," calcext:value-type="string">
            <text:p>35: "Cooking agent in some Indian cuisine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itchhike successfully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6: &quot;Hitchhike successfully&quot;," calcext:value-type="string">
            <text:p>36: "Hitchhike successfully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ttorney’s specialty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37: &quot;Attorney’s specialty&quot;," calcext:value-type="string">
            <text:p>37: "Attorney’s specialty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hange, briefly, as game software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41: &quot;Change, briefly, as game software&quot;," calcext:value-type="string">
            <text:p>41: "Change, briefly, as game software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ater in a green bottle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42: &quot;Water in a green bottle&quot;," calcext:value-type="string">
            <text:p>42: "Water in a green bottle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ext file with instructions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44: &quot;Text file with instructions&quot;," calcext:value-type="string">
            <text:p>44: "Text file with instructions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“Fooled you!”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46: &quot;“Fooled you!”&quot;," calcext:value-type="string">
            <text:p>46: "“Fooled you!”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Ohno on skates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47: &quot;Ohno on skates&quot;," calcext:value-type="string">
            <text:p>47: "Ohno on skates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elaxing smoke for some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48: &quot;Relaxing smoke for some&quot;," calcext:value-type="string">
            <text:p>48: "Relaxing smoke for some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hooting marbles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52: &quot;Shooting marbles&quot;," calcext:value-type="string">
            <text:p>52: "Shooting marbles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__ song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54: &quot;__ song&quot;," calcext:value-type="string">
            <text:p>54: "__ song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ign of healing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55: &quot;Sign of healing&quot;," calcext:value-type="string">
            <text:p>55: "Sign of healing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Goose, e.g.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57: &quot;Goose, e.g.&quot;," calcext:value-type="string">
            <text:p>57: "Goose, e.g.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sian path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58: &quot;Asian path&quot;," calcext:value-type="string">
            <text:p>58: "Asian path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ne making calls at home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59: &quot;One making calls at home&quot;," calcext:value-type="string">
            <text:p>59: "One making calls at home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4:32:09.538184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6-02T12:53:12.584675908</dc:date>
    <meta:editing-duration>PT2H54M22S</meta:editing-duration>
    <meta:editing-cycles>20</meta:editing-cycles>
    <meta:generator>LibreOffice/6.0.7.3$Linux_X86_64 LibreOffice_project/00m0$Build-3</meta:generator>
    <meta:document-statistic meta:table-count="4" meta:cell-count="564" meta:object-count="0"/>
  </office:meta>
</office:document-meta>
</file>